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6D00000032843AC632D94D0D27.png" manifest:media-type="image/png"/>
  <manifest:file-entry manifest:full-path="Pictures/100000000000004E00000033A0DD63DD6A58001E.png" manifest:media-type="image/png"/>
  <manifest:file-entry manifest:full-path="Pictures/100000000000006F000000338F6DF5E6CA507057.png" manifest:media-type="image/png"/>
  <manifest:file-entry manifest:full-path="Pictures/100000000000004E00000033BD34140A0EC355C8.png" manifest:media-type="image/png"/>
  <manifest:file-entry manifest:full-path="Pictures/100000000000004E00000033ED81031ED4015F84.png" manifest:media-type="image/png"/>
  <manifest:file-entry manifest:full-path="Pictures/100000000000005000000033B46D60FB0D359AF0.png" manifest:media-type="image/png"/>
  <manifest:file-entry manifest:full-path="Pictures/100000000000004F00000032B0EAC64F7B8B54D8.png" manifest:media-type="image/png"/>
  <manifest:file-entry manifest:full-path="Pictures/100000000000004E00000033802D6481469ED8BD.png" manifest:media-type="image/png"/>
  <manifest:file-entry manifest:full-path="Pictures/100002010000000D0000000AF1A5F506F32137D4.png" manifest:media-type="image/png"/>
  <manifest:file-entry manifest:full-path="Pictures/100002010000004500000039FD61BC0E2B7F9D9A.png" manifest:media-type="image/png"/>
  <manifest:file-entry manifest:full-path="Pictures/100000000000004E00000032031F7FFBC1612280.png" manifest:media-type="image/png"/>
  <manifest:file-entry manifest:full-path="Pictures/100000000000004C00000032C3310F4ACB5D1E34.png" manifest:media-type="image/png"/>
  <manifest:file-entry manifest:full-path="Pictures/100000000000009200000036DCCF4F982EC2C343.png" manifest:media-type="image/png"/>
  <manifest:file-entry manifest:full-path="Pictures/100000000000004E00000033D6C162A9A01551F3.png" manifest:media-type="image/png"/>
  <manifest:file-entry manifest:full-path="Pictures/100002010000005A0000005AB347E4C3C65F0BF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35cm" svg:stroke-color="#e6e905" draw:marker-start-width="0.252cm" draw:marker-end-width="0.252cm" draw:fill="solid" draw:fill-color="#ffffd7" draw:textarea-horizontal-align="justify" draw:textarea-vertical-align="middle" draw:auto-grow-height="false" fo:min-height="1.052cm" fo:min-width="1.39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81cm" svg:stroke-color="#b4c7dc" draw:marker-start-width="0.321cm" draw:marker-end="Symmetric_20_Arrow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" style:family="graphic" style:parent-style-name="standard">
      <style:graphic-properties draw:stroke="none" draw:marker-end="Symmetric_20_Arrow" draw:fill-color="#cccccc" draw:textarea-horizontal-align="justify" draw:textarea-vertical-align="middle" draw:auto-grow-height="false" fo:min-height="0.021cm" fo:min-width="0cm"/>
    </style:style>
    <style:style style:name="gr4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b4c7dc" draw:marker-start-width="0.252cm" draw:marker-end="Symmetric_20_Arrow" draw:marker-end-width="0.352cm" draw:fill="solid" draw:fill-color="#b4c7dc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fill-color="#b4c7dc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b4c7dc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99cm" fo:min-width="0.22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65cm" fo:min-width="0.186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05cm" fo:min-width="0.70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07cm" fo:min-width="0.617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45cm" fo:min-width="1.693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52cm" fo:min-width="0.156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87cm" fo:min-width="0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56cm" fo:min-width="0.292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35cm" svg:stroke-color="#729fcf" draw:marker-start-width="0.252cm" draw:marker-end="Symmetric_20_Arrow" draw:marker-end-width="0.352cm" draw:fill="none" draw:fill-color="#729fcf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draw:fill-color="#00a933" draw:textarea-horizontal-align="justify" draw:textarea-vertical-align="middle" draw:auto-grow-height="false" fo:min-height="0cm" fo:min-width="0cm"/>
    </style:style>
    <style:style style:name="gr22" style:family="graphic" style:parent-style-name="objectwithoutfill">
      <style:graphic-properties svg:stroke-width="0.035cm" svg:stroke-color="#729fc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729fcf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35cm" svg:stroke-color="#000000" draw:marker-start-width="0.252cm" draw:marker-end-width="0.252cm" draw:fill-color="#ffff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5cm" fo:min-width="0.319cm" fo:padding-top="0.151cm" fo:padding-bottom="0.151cm" fo:padding-left="0.276cm" fo:padding-right="0.276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b4c7d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Calibri" fo:font-size="10pt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-color="#00a933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T1" style:family="text">
      <style:text-properties style:font-name="Calibri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2cm" svg:height="1.888cm" draw:transform="rotate (-0.44017203735297) translate (8.445cm 6.64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" draw:id="id1" draw:layer="layout" svg:width="0.381cm" svg:height="0.381cm" svg:x="9.509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0.381cm" svg:height="0.381cm" svg:x="8.239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0.381cm" svg:height="0.381cm" svg:x="10.65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9.564cm" svg:y1="6.025cm" svg:x2="8.565cm" svg:y2="6.516cm" draw:start-shape="id1" draw:start-glue-point="7" draw:end-shape="id2" draw:end-glue-point="11" svg:d="M9564 6025l-999 491" svg:viewBox="0 0 1000 492">
          <text:p/>
        </draw:connector>
        <draw:connector draw:style-name="gr4" draw:text-style-name="P4" draw:layer="layout" draw:type="line" svg:x1="9.835cm" svg:y1="6.025cm" svg:x2="10.707cm" svg:y2="6.516cm" draw:start-shape="id1" draw:start-glue-point="9" draw:end-shape="id3" draw:end-glue-point="5" svg:d="M9835 6025l872 491" svg:viewBox="0 0 873 492">
          <text:p/>
        </draw:connector>
        <draw:connector draw:style-name="gr5" draw:text-style-name="P5" draw:layer="layout" draw:type="line" svg:x1="8.565cm" svg:y1="7.676cm" svg:x2="8.929cm" svg:y2="8.421cm" draw:start-shape="id4" draw:start-glue-point="9" draw:end-shape="id5" draw:end-glue-point="5" svg:d="M8565 7676l364 745" svg:viewBox="0 0 365 746">
          <text:p/>
        </draw:connector>
        <draw:connector draw:style-name="gr6" draw:text-style-name="P5" draw:layer="layout" draw:type="line" svg:x1="10.707cm" svg:y1="7.676cm" svg:x2="10.343cm" svg:y2="8.421cm" draw:start-shape="id6" draw:start-glue-point="7" draw:end-shape="id7" draw:end-glue-point="11" svg:d="M10707 7676l-364 745" svg:viewBox="0 0 365 746">
          <text:p/>
        </draw:connector>
        <draw:custom-shape draw:style-name="gr3" draw:text-style-name="P3" xml:id="id5" draw:id="id5" draw:layer="layout" svg:width="0.381cm" svg:height="0.381cm" svg:x="8.874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381cm" svg:height="0.381cm" svg:x="7.604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8.294cm" svg:y1="7.676cm" svg:x2="7.93cm" svg:y2="8.421cm" draw:start-shape="id4" draw:start-glue-point="7" draw:end-shape="id8" draw:end-glue-point="11" svg:d="M8294 7676l-364 745" svg:viewBox="0 0 365 746">
          <text:p/>
        </draw:connector>
        <draw:custom-shape draw:style-name="gr3" draw:text-style-name="P3" xml:id="id7" draw:id="id7" draw:layer="layout" svg:width="0.381cm" svg:height="0.381cm" svg:x="10.017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0.381cm" svg:height="0.381cm" svg:x="11.287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0.978cm" svg:y1="7.676cm" svg:x2="11.342cm" svg:y2="8.421cm" draw:start-shape="id6" draw:start-glue-point="9" draw:end-shape="id9" draw:end-glue-point="5" svg:d="M10978 7676l364 745" svg:viewBox="0 0 365 746">
          <text:p/>
        </draw:connector>
        <draw:custom-shape draw:style-name="gr3" draw:text-style-name="P3" xml:id="id2" draw:id="id2" draw:layer="layout" svg:width="0.381cm" svg:height="0.381cm" svg:x="8.239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8.43cm" svg:y1="6.842cm" svg:x2="8.43cm" svg:y2="7.35cm" draw:start-shape="id2" draw:start-glue-point="8" draw:end-shape="id4" draw:end-glue-point="4" svg:d="M8430 6842v508" svg:viewBox="0 0 1 509">
          <text:p/>
        </draw:connector>
        <draw:custom-shape draw:style-name="gr3" draw:text-style-name="P3" xml:id="id3" draw:id="id3" draw:layer="layout" svg:width="0.381cm" svg:height="0.381cm" svg:x="10.652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843cm" svg:y1="6.842cm" svg:x2="10.843cm" svg:y2="7.35cm" draw:start-shape="id3" draw:start-glue-point="8" draw:end-shape="id6" draw:end-glue-point="4" svg:d="M10843 6842v508" svg:viewBox="0 0 1 509">
          <text:p/>
        </draw:connector>
        <draw:custom-shape draw:style-name="gr3" draw:text-style-name="P3" xml:id="id10" draw:id="id10" draw:layer="layout" svg:width="0.381cm" svg:height="0.381cm" svg:x="8.239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381cm" svg:height="0.381cm" svg:x="10.652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7.93cm" svg:y1="8.692cm" svg:x2="8.294cm" svg:y2="9.437cm" draw:start-shape="id8" draw:start-glue-point="9" draw:end-shape="id10" draw:end-glue-point="5" svg:d="M7930 8692l364 745" svg:viewBox="0 0 365 746">
          <text:p/>
        </draw:connector>
        <draw:connector draw:style-name="gr5" draw:text-style-name="P5" draw:layer="layout" draw:type="line" svg:x1="8.929cm" svg:y1="8.692cm" svg:x2="8.565cm" svg:y2="9.437cm" draw:start-shape="id5" draw:start-glue-point="7" draw:end-shape="id10" draw:end-glue-point="11" svg:d="M8929 8692l-364 745" svg:viewBox="0 0 365 746">
          <text:p/>
        </draw:connector>
        <draw:connector draw:style-name="gr6" draw:text-style-name="P5" draw:layer="layout" draw:type="line" svg:x1="10.343cm" svg:y1="8.692cm" svg:x2="10.707cm" svg:y2="9.437cm" draw:start-shape="id7" draw:start-glue-point="9" draw:end-shape="id11" draw:end-glue-point="5" svg:d="M10343 8692l364 745" svg:viewBox="0 0 365 746">
          <text:p/>
        </draw:connector>
        <draw:connector draw:style-name="gr5" draw:text-style-name="P5" draw:layer="layout" draw:type="line" svg:x1="11.342cm" svg:y1="8.692cm" svg:x2="10.978cm" svg:y2="9.437cm" draw:start-shape="id9" draw:start-glue-point="7" draw:end-shape="id11" draw:end-glue-point="11" svg:d="M11342 8692l-364 745" svg:viewBox="0 0 365 746">
          <text:p/>
        </draw:connector>
        <draw:custom-shape draw:style-name="gr3" draw:text-style-name="P3" xml:id="id12" draw:id="id12" draw:layer="layout" svg:width="0.381cm" svg:height="0.381cm" svg:x="9.509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8.565cm" svg:y1="9.708cm" svg:x2="9.564cm" svg:y2="10.326cm" draw:start-shape="id10" draw:start-glue-point="9" draw:end-shape="id12" draw:end-glue-point="5" svg:d="M8565 9708l999 618" svg:viewBox="0 0 1000 619">
          <text:p/>
        </draw:connector>
        <draw:connector draw:style-name="gr7" draw:text-style-name="P4" draw:layer="layout" draw:type="line" svg:x1="10.707cm" svg:y1="9.708cm" svg:x2="9.835cm" svg:y2="10.326cm" draw:start-shape="id11" draw:start-glue-point="7" draw:end-shape="id12" draw:end-glue-point="11" svg:d="M10707 9708l-872 618" svg:viewBox="0 0 873 619">
          <text:p/>
        </draw:connector>
        <draw:frame draw:style-name="gr8" draw:text-style-name="P6" draw:layer="layout" svg:width="0.381cm" svg:height="0.381cm" svg:x="8.668cm" svg:y="6.461cm">
          <draw:image xlink:href="../../../../../../../../../Applications/LibreOffice.app/Contents/Resources/gallery/symbols/Sign-X01-Red.svg" xlink:type="simple" xlink:show="embed" xlink:actuate="onLoad" loext:mime-type="image/svg+xml">
            <text:p/>
          </draw:image>
          <draw:image xlink:href="Pictures/100002010000005A0000005AB347E4C3C65F0BFE.png" xlink:type="simple" xlink:show="embed" xlink:actuate="onLoad" loext:mime-type="image/png"/>
        </draw:frame>
        <draw:custom-shape draw:style-name="gr9" draw:text-style-name="P6" draw:layer="layout" svg:width="1.016cm" svg:height="0.635cm" svg:x="8.1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016cm" svg:height="0.635cm" svg:x="10.525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016cm" svg:height="0.635cm" svg:x="10.525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016cm" svg:height="0.635cm" svg:x="9.89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016cm" svg:height="0.635cm" svg:x="10.525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381cm" svg:height="0.381cm" svg:x="11.099cm" svg:y="7.35cm">
          <draw:image xlink:href="../../../../../../../../../Applications/LibreOffice.app/Contents/Resources/gallery/symbols/Sign-X01-Red.svg" xlink:type="simple" xlink:show="embed" xlink:actuate="onLoad" loext:mime-type="image/svg+xml">
            <text:p/>
          </draw:image>
          <draw:image xlink:href="Pictures/100002010000005A0000005AB347E4C3C65F0BFE.png" xlink:type="simple" xlink:show="embed" xlink:actuate="onLoad" loext:mime-type="image/png"/>
        </draw:frame>
        <draw:frame draw:style-name="gr8" draw:text-style-name="P6" draw:layer="layout" svg:width="0.381cm" svg:height="0.381cm" svg:x="11.095cm" svg:y="6.461cm">
          <draw:image xlink:href="../../../../../../../../../Applications/LibreOffice.app/Contents/Resources/gallery/symbols/Sign-X01-Red.svg" xlink:type="simple" xlink:show="embed" xlink:actuate="onLoad" loext:mime-type="image/svg+xml">
            <text:p/>
          </draw:image>
          <draw:image xlink:href="Pictures/100002010000005A0000005AB347E4C3C65F0BFE.png" xlink:type="simple" xlink:show="embed" xlink:actuate="onLoad" loext:mime-type="image/png"/>
        </draw:frame>
        <draw:frame draw:style-name="gr8" draw:text-style-name="P6" draw:layer="layout" svg:width="0.312cm" svg:height="0.233cm" svg:x="10.467cm" svg:y="8.493cm">
          <draw:image xlink:href="../../../../../../../../../Applications/LibreOffice.app/Contents/Resources/gallery/bullets/Bullet28-Checkmark-Green.svg" xlink:type="simple" xlink:show="embed" xlink:actuate="onLoad" loext:mime-type="image/svg+xml">
            <text:p/>
          </draw:image>
          <draw:image xlink:href="Pictures/100002010000000D0000000AF1A5F506F32137D4.png" xlink:type="simple" xlink:show="embed" xlink:actuate="onLoad" loext:mime-type="image/png"/>
        </draw:frame>
        <draw:frame draw:style-name="gr11" draw:text-style-name="P7" draw:layer="layout" svg:width="0.381cm" svg:height="0.602cm" svg:x="8.848cm" svg:y="5.8cm">
          <draw:text-box>
            <text:p><text:span text:style-name="T1">1</text:span></text:p>
          </draw:text-box>
        </draw:frame>
        <draw:frame draw:style-name="gr11" draw:text-style-name="P7" draw:layer="layout" svg:width="0.381cm" svg:height="0.602cm" svg:x="10.117cm" svg:y="5.832cm">
          <draw:text-box>
            <text:p><text:span text:style-name="T1">2</text:span></text:p>
          </draw:text-box>
        </draw:frame>
        <draw:frame draw:style-name="gr11" draw:text-style-name="P7" draw:layer="layout" svg:width="0.381cm" svg:height="0.602cm" svg:x="10.31cm" svg:y="6.774cm">
          <draw:text-box>
            <text:p><text:span text:style-name="T1">3</text:span></text:p>
          </draw:text-box>
        </draw:frame>
        <draw:frame draw:style-name="gr11" draw:text-style-name="P7" draw:layer="layout" svg:width="0.381cm" svg:height="0.602cm" svg:x="10.161cm" svg:y="7.612cm">
          <draw:text-box>
            <text:p><text:span text:style-name="T1">4</text:span></text:p>
          </draw:text-box>
        </draw:frame>
        <draw:frame draw:style-name="gr11" draw:text-style-name="P7" draw:layer="layout" svg:width="0.381cm" svg:height="0.602cm" svg:x="10.088cm" svg:y="8.786cm">
          <draw:text-box>
            <text:p><text:span text:style-name="T1">5</text:span></text:p>
          </draw:text-box>
        </draw:frame>
        <draw:custom-shape draw:style-name="gr10" draw:text-style-name="P6" draw:layer="layout" svg:width="1.016cm" svg:height="0.635cm" svg:x="8.747cm" svg:y="8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0.381cm" svg:height="0.602cm" svg:x="9.306cm" svg:y="8.272cm">
          <draw:text-box>
            <text:p><text:span text:style-name="T1">?</text:span></text:p>
          </draw:text-box>
        </draw:frame>
        <draw:custom-shape draw:style-name="gr1" draw:text-style-name="P1" draw:layer="layout" svg:width="2.72cm" svg:height="1.888cm" draw:transform="rotate (-0.44017203735297) translate (13.996cm 6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381cm" svg:height="0.381cm" svg:x="14.97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6" draw:id="id16" draw:layer="layout" svg:width="0.381cm" svg:height="0.381cm" svg:x="13.7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8" draw:id="id18" draw:layer="layout" svg:width="0.381cm" svg:height="0.381cm" svg:x="16.11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5.025cm" svg:y1="5.898cm" svg:x2="14.026cm" svg:y2="6.389cm" draw:start-shape="id13" draw:start-glue-point="7" draw:end-shape="id14" draw:end-glue-point="11" svg:d="M15025 5898l-999 491" svg:viewBox="0 0 1000 492">
          <text:p/>
        </draw:connector>
        <draw:connector draw:style-name="gr4" draw:text-style-name="P4" draw:layer="layout" draw:type="line" svg:x1="15.296cm" svg:y1="5.898cm" svg:x2="16.168cm" svg:y2="6.389cm" draw:start-shape="id13" draw:start-glue-point="9" draw:end-shape="id15" draw:end-glue-point="5" svg:d="M15296 5898l872 491" svg:viewBox="0 0 873 492">
          <text:p/>
        </draw:connector>
        <draw:connector draw:style-name="gr6" draw:text-style-name="P5" draw:layer="layout" draw:type="line" svg:x1="14.026cm" svg:y1="7.549cm" svg:x2="14.39cm" svg:y2="8.294cm" draw:start-shape="id16" draw:start-glue-point="9" draw:end-shape="id17" draw:end-glue-point="5" svg:d="M14026 7549l364 745" svg:viewBox="0 0 365 746">
          <text:p/>
        </draw:connector>
        <draw:connector draw:style-name="gr6" draw:text-style-name="P5" draw:layer="layout" draw:type="line" svg:x1="16.168cm" svg:y1="7.549cm" svg:x2="15.804cm" svg:y2="8.294cm" draw:start-shape="id18" draw:start-glue-point="7" draw:end-shape="id19" draw:end-glue-point="11" svg:d="M16168 7549l-364 745" svg:viewBox="0 0 365 746">
          <text:p/>
        </draw:connector>
        <draw:custom-shape draw:style-name="gr3" draw:text-style-name="P3" xml:id="id17" draw:id="id17" draw:layer="layout" svg:width="0.381cm" svg:height="0.381cm" svg:x="14.335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0" draw:id="id20" draw:layer="layout" svg:width="0.381cm" svg:height="0.381cm" svg:x="13.065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3.755cm" svg:y1="7.549cm" svg:x2="13.391cm" svg:y2="8.294cm" draw:start-shape="id16" draw:start-glue-point="7" draw:end-shape="id20" draw:end-glue-point="11" svg:d="M13755 7549l-364 745" svg:viewBox="0 0 365 746">
          <text:p/>
        </draw:connector>
        <draw:custom-shape draw:style-name="gr3" draw:text-style-name="P3" xml:id="id19" draw:id="id19" draw:layer="layout" svg:width="0.381cm" svg:height="0.381cm" svg:x="15.478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1" draw:id="id21" draw:layer="layout" svg:width="0.381cm" svg:height="0.381cm" svg:x="16.748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6.439cm" svg:y1="7.549cm" svg:x2="16.803cm" svg:y2="8.294cm" draw:start-shape="id18" draw:start-glue-point="9" draw:end-shape="id21" draw:end-glue-point="5" svg:d="M16439 7549l364 745" svg:viewBox="0 0 365 746">
          <text:p/>
        </draw:connector>
        <draw:custom-shape draw:style-name="gr3" draw:text-style-name="P3" xml:id="id14" draw:id="id14" draw:layer="layout" svg:width="0.381cm" svg:height="0.381cm" svg:x="13.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3.891cm" svg:y1="6.715cm" svg:x2="13.891cm" svg:y2="7.223cm" draw:start-shape="id14" draw:start-glue-point="8" draw:end-shape="id16" draw:end-glue-point="4" svg:d="M13891 6715v508" svg:viewBox="0 0 1 509">
          <text:p/>
        </draw:connector>
        <draw:custom-shape draw:style-name="gr3" draw:text-style-name="P3" xml:id="id15" draw:id="id15" draw:layer="layout" svg:width="0.381cm" svg:height="0.381cm" svg:x="16.113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6.304cm" svg:y1="6.715cm" svg:x2="16.304cm" svg:y2="7.223cm" draw:start-shape="id15" draw:start-glue-point="8" draw:end-shape="id18" draw:end-glue-point="4" svg:d="M16304 6715v508" svg:viewBox="0 0 1 509">
          <text:p/>
        </draw:connector>
        <draw:custom-shape draw:style-name="gr3" draw:text-style-name="P3" xml:id="id22" draw:id="id22" draw:layer="layout" svg:width="0.381cm" svg:height="0.381cm" svg:x="13.7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3" draw:id="id23" draw:layer="layout" svg:width="0.381cm" svg:height="0.381cm" svg:x="16.113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3.391cm" svg:y1="8.565cm" svg:x2="13.755cm" svg:y2="9.31cm" draw:start-shape="id20" draw:start-glue-point="9" draw:end-shape="id22" draw:end-glue-point="5" svg:d="M13391 8565l364 745" svg:viewBox="0 0 365 746">
          <text:p/>
        </draw:connector>
        <draw:connector draw:style-name="gr6" draw:text-style-name="P5" draw:layer="layout" draw:type="line" svg:x1="14.39cm" svg:y1="8.565cm" svg:x2="14.026cm" svg:y2="9.31cm" draw:start-shape="id17" draw:start-glue-point="7" draw:end-shape="id22" draw:end-glue-point="11" svg:d="M14390 8565l-364 745" svg:viewBox="0 0 365 746">
          <text:p/>
        </draw:connector>
        <draw:connector draw:style-name="gr6" draw:text-style-name="P5" draw:layer="layout" draw:type="line" svg:x1="15.804cm" svg:y1="8.565cm" svg:x2="16.168cm" svg:y2="9.31cm" draw:start-shape="id19" draw:start-glue-point="9" draw:end-shape="id23" draw:end-glue-point="5" svg:d="M15804 8565l364 745" svg:viewBox="0 0 365 746">
          <text:p/>
        </draw:connector>
        <draw:connector draw:style-name="gr5" draw:text-style-name="P5" draw:layer="layout" draw:type="line" svg:x1="16.803cm" svg:y1="8.565cm" svg:x2="16.439cm" svg:y2="9.31cm" draw:start-shape="id21" draw:start-glue-point="7" draw:end-shape="id23" draw:end-glue-point="11" svg:d="M16803 8565l-364 745" svg:viewBox="0 0 365 746">
          <text:p/>
        </draw:connector>
        <draw:custom-shape draw:style-name="gr3" draw:text-style-name="P3" xml:id="id24" draw:id="id24" draw:layer="layout" svg:width="0.381cm" svg:height="0.381cm" svg:x="14.97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4.026cm" svg:y1="9.581cm" svg:x2="15.025cm" svg:y2="10.199cm" draw:start-shape="id22" draw:start-glue-point="9" draw:end-shape="id24" draw:end-glue-point="5" svg:d="M14026 9581l999 618" svg:viewBox="0 0 1000 619">
          <text:p/>
        </draw:connector>
        <draw:connector draw:style-name="gr7" draw:text-style-name="P4" draw:layer="layout" draw:type="line" svg:x1="16.168cm" svg:y1="9.581cm" svg:x2="15.296cm" svg:y2="10.199cm" draw:start-shape="id23" draw:start-glue-point="7" draw:end-shape="id24" draw:end-glue-point="11" svg:d="M16168 9581l-872 618" svg:viewBox="0 0 873 619">
          <text:p/>
        </draw:connector>
        <draw:frame draw:style-name="gr8" draw:text-style-name="P6" draw:layer="layout" svg:width="0.381cm" svg:height="0.381cm" svg:x="14.129cm" svg:y="6.334cm">
          <draw:image xlink:href="../../../../../../../../../Applications/LibreOffice.app/Contents/Resources/gallery/symbols/Sign-X01-Red.svg" xlink:type="simple" xlink:show="embed" xlink:actuate="onLoad" loext:mime-type="image/svg+xml">
            <text:p/>
          </draw:image>
          <draw:image xlink:href="Pictures/100002010000005A0000005AB347E4C3C65F0BFE.png" xlink:type="simple" xlink:show="embed" xlink:actuate="onLoad" loext:mime-type="image/png"/>
        </draw:frame>
        <draw:custom-shape draw:style-name="gr10" draw:text-style-name="P6" draw:layer="layout" svg:width="1.016cm" svg:height="0.635cm" svg:x="13.573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016cm" svg:height="0.635cm" svg:x="13.573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016cm" svg:height="0.635cm" svg:x="15.98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016cm" svg:height="0.635cm" svg:x="14.208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016cm" svg:height="0.635cm" svg:x="12.938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016cm" svg:height="0.635cm" svg:x="13.573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381cm" svg:height="0.381cm" svg:x="13.512cm" svg:y="8.239cm">
          <draw:image xlink:href="../../../../../../../../../Applications/LibreOffice.app/Contents/Resources/gallery/symbols/Sign-X01-Red.svg" xlink:type="simple" xlink:show="embed" xlink:actuate="onLoad" loext:mime-type="image/svg+xml">
            <text:p/>
          </draw:image>
          <draw:image xlink:href="Pictures/100002010000005A0000005AB347E4C3C65F0BFE.png" xlink:type="simple" xlink:show="embed" xlink:actuate="onLoad" loext:mime-type="image/png"/>
        </draw:frame>
        <draw:frame draw:style-name="gr8" draw:text-style-name="P6" draw:layer="layout" svg:width="0.381cm" svg:height="0.381cm" svg:x="16.556cm" svg:y="6.334cm">
          <draw:image xlink:href="../../../../../../../../../Applications/LibreOffice.app/Contents/Resources/gallery/symbols/Sign-X01-Red.svg" xlink:type="simple" xlink:show="embed" xlink:actuate="onLoad" loext:mime-type="image/svg+xml">
            <text:p/>
          </draw:image>
          <draw:image xlink:href="Pictures/100002010000005A0000005AB347E4C3C65F0BFE.png" xlink:type="simple" xlink:show="embed" xlink:actuate="onLoad" loext:mime-type="image/png"/>
        </draw:frame>
        <draw:frame draw:style-name="gr8" draw:text-style-name="P6" draw:layer="layout" svg:width="0.312cm" svg:height="0.233cm" svg:x="14.182cm" svg:y="7.324cm">
          <draw:image xlink:href="../../../../../../../../../Applications/LibreOffice.app/Contents/Resources/gallery/bullets/Bullet28-Checkmark-Green.svg" xlink:type="simple" xlink:show="embed" xlink:actuate="onLoad" loext:mime-type="image/svg+xml">
            <text:p/>
          </draw:image>
          <draw:image xlink:href="Pictures/100002010000000D0000000AF1A5F506F32137D4.png" xlink:type="simple" xlink:show="embed" xlink:actuate="onLoad" loext:mime-type="image/png"/>
        </draw:frame>
        <draw:frame draw:style-name="gr8" draw:text-style-name="P6" draw:layer="layout" svg:width="0.381cm" svg:height="0.381cm" svg:x="14.146cm" svg:y="9.255cm">
          <draw:image xlink:href="../../../../../../../../../Applications/LibreOffice.app/Contents/Resources/gallery/symbols/Sign-X01-Red.svg" xlink:type="simple" xlink:show="embed" xlink:actuate="onLoad" loext:mime-type="image/svg+xml">
            <text:p/>
          </draw:image>
          <draw:image xlink:href="Pictures/100002010000005A0000005AB347E4C3C65F0BFE.png" xlink:type="simple" xlink:show="embed" xlink:actuate="onLoad" loext:mime-type="image/png"/>
        </draw:frame>
        <draw:frame draw:style-name="gr11" draw:text-style-name="P7" draw:layer="layout" svg:width="0.381cm" svg:height="0.602cm" svg:x="14.309cm" svg:y="5.673cm">
          <draw:text-box>
            <text:p><text:span text:style-name="T1">1</text:span></text:p>
          </draw:text-box>
        </draw:frame>
        <draw:frame draw:style-name="gr11" draw:text-style-name="P7" draw:layer="layout" svg:width="0.381cm" svg:height="0.602cm" svg:x="15.578cm" svg:y="5.705cm">
          <draw:text-box>
            <text:p><text:span text:style-name="T1">2</text:span></text:p>
          </draw:text-box>
        </draw:frame>
        <draw:frame draw:style-name="gr11" draw:text-style-name="P7" draw:layer="layout" svg:width="0.381cm" svg:height="0.602cm" svg:x="15.771cm" svg:y="6.647cm">
          <draw:text-box>
            <text:p><text:span text:style-name="T1">3</text:span></text:p>
          </draw:text-box>
        </draw:frame>
        <draw:frame draw:style-name="gr11" draw:text-style-name="P7" draw:layer="layout" svg:width="0.381cm" svg:height="0.602cm" svg:x="15.622cm" svg:y="7.485cm">
          <draw:text-box>
            <text:p><text:span text:style-name="T1">4</text:span></text:p>
          </draw:text-box>
        </draw:frame>
        <draw:frame draw:style-name="gr11" draw:text-style-name="P7" draw:layer="layout" svg:width="0.381cm" svg:height="0.602cm" svg:x="15.079cm" svg:y="7.939cm">
          <draw:text-box>
            <text:p><text:span text:style-name="T1">5</text:span></text:p>
          </draw:text-box>
        </draw:frame>
        <draw:frame draw:style-name="gr11" draw:text-style-name="P7" draw:layer="layout" svg:width="0.381cm" svg:height="0.602cm" svg:x="14.149cm" svg:y="8.659cm">
          <draw:text-box>
            <text:p><text:span text:style-name="T1">6</text:span></text:p>
          </draw:text-box>
        </draw:frame>
        <draw:custom-shape draw:style-name="gr10" draw:text-style-name="P6" draw:layer="layout" svg:width="1.016cm" svg:height="0.635cm" svg:x="15.351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5.478cm" svg:y1="8.43cm" svg:x2="14.716cm" svg:y2="8.429cm" draw:start-shape="id19" draw:start-glue-point="6" draw:end-shape="id17" svg:d="M15478 8430l-762-1" svg:viewBox="0 0 763 2">
          <text:p/>
        </draw:connector>
        <draw:frame draw:style-name="gr8" draw:text-style-name="P6" draw:layer="layout" svg:width="0.312cm" svg:height="0.233cm" svg:x="14.8cm" svg:y="8.346cm">
          <draw:image xlink:href="../../../../../../../../../Applications/LibreOffice.app/Contents/Resources/gallery/bullets/Bullet28-Checkmark-Green.svg" xlink:type="simple" xlink:show="embed" xlink:actuate="onLoad" loext:mime-type="image/svg+xml">
            <text:p/>
          </draw:image>
          <draw:image xlink:href="Pictures/100002010000000D0000000AF1A5F506F32137D4.png" xlink:type="simple" xlink:show="embed" xlink:actuate="onLoad" loext:mime-type="image/png"/>
        </draw:frame>
        <draw:frame draw:style-name="gr11" draw:text-style-name="P7" draw:layer="layout" svg:width="0.381cm" svg:height="0.602cm" svg:x="14.14cm" svg:y="7.569cm">
          <draw:text-box>
            <text:p><text:span text:style-name="T1">7</text:span></text:p>
          </draw:text-box>
        </draw:frame>
        <draw:frame draw:style-name="gr8" draw:text-style-name="P6" draw:layer="layout" svg:width="0.312cm" svg:height="0.233cm" svg:x="15.94cm" svg:y="8.347cm">
          <draw:image xlink:href="../../../../../../../../../Applications/LibreOffice.app/Contents/Resources/gallery/bullets/Bullet28-Checkmark-Green.svg" xlink:type="simple" xlink:show="embed" xlink:actuate="onLoad" loext:mime-type="image/svg+xml">
            <text:p/>
          </draw:image>
          <draw:image xlink:href="Pictures/100002010000000D0000000AF1A5F506F32137D4.png" xlink:type="simple" xlink:show="embed" xlink:actuate="onLoad" loext:mime-type="image/png"/>
        </draw:frame>
        <draw:custom-shape draw:style-name="gr10" draw:text-style-name="P6" draw:layer="layout" svg:width="1.016cm" svg:height="0.635cm" svg:x="15.98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381cm" svg:height="0.381cm" svg:x="16.556cm" svg:y="7.223cm">
          <draw:image xlink:href="../../../../../../../../../Applications/LibreOffice.app/Contents/Resources/gallery/symbols/Sign-X01-Red.svg" xlink:type="simple" xlink:show="embed" xlink:actuate="onLoad" loext:mime-type="image/svg+xml">
            <text:p/>
          </draw:image>
          <draw:image xlink:href="Pictures/100002010000005A0000005AB347E4C3C65F0BFE.png" xlink:type="simple" xlink:show="embed" xlink:actuate="onLoad" loext:mime-type="image/png"/>
        </draw:frame>
        <draw:custom-shape draw:style-name="gr10" draw:text-style-name="P6" draw:layer="layout" svg:width="1.016cm" svg:height="0.635cm" svg:x="15.986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381cm" svg:height="0.381cm" svg:x="16.556cm" svg:y="9.255cm">
          <draw:image xlink:href="../../../../../../../../../Applications/LibreOffice.app/Contents/Resources/gallery/symbols/Sign-X01-Red.svg" xlink:type="simple" xlink:show="embed" xlink:actuate="onLoad" loext:mime-type="image/svg+xml">
            <text:p/>
          </draw:image>
          <draw:image xlink:href="Pictures/100002010000005A0000005AB347E4C3C65F0BFE.png" xlink:type="simple" xlink:show="embed" xlink:actuate="onLoad" loext:mime-type="image/png"/>
        </draw:frame>
        <draw:frame draw:style-name="gr11" draw:text-style-name="P7" draw:layer="layout" svg:width="0.381cm" svg:height="0.602cm" svg:x="13.199cm" svg:y="7.489cm">
          <draw:text-box>
            <text:p><text:span text:style-name="T1">8</text:span></text:p>
          </draw:text-box>
        </draw:frame>
        <draw:frame draw:style-name="gr11" draw:text-style-name="P7" draw:layer="layout" svg:width="0.381cm" svg:height="0.602cm" svg:x="15.581cm" svg:y="8.669cm">
          <draw:text-box>
            <text:p><text:span text:style-name="T1">9</text:span></text:p>
          </draw:text-box>
        </draw:frame>
        <draw:custom-shape draw:style-name="gr12" draw:text-style-name="P6" draw:layer="layout" svg:width="1.778cm" svg:height="2.413cm" draw:transform="rotate (0.655022068273472) translate (8.026cm 12.8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651cm" svg:height="1.143cm" draw:transform="rotate (0.263195651200745) translate (9.93cm 14.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3.175cm" svg:height="1.905cm" draw:transform="rotate (-2.47086262204837) translate (15.732cm 13.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cm" svg:height="1.208cm" draw:transform="rotate (-0.456927198172116) translate (11.548cm 14.8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762cm" svg:height="1.397cm" draw:transform="rotate (0.622035345410779) translate (10.398cm 16.3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508cm" svg:height="0.508cm" svg:x="11.795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25" draw:id="id25" draw:layer="layout" svg:width="0.213cm" svg:height="0.213cm" svg:x="9.365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26" draw:id="id26" draw:layer="layout" svg:width="0.213cm" svg:height="0.213cm" svg:x="10.776cm" svg:y="14.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29" draw:id="id29" draw:layer="layout" svg:width="0.213cm" svg:height="0.213cm" draw:transform="rotate (-0.613657765001207) translate (13.892cm 13.2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30" draw:id="id30" draw:layer="layout" svg:width="0.213cm" svg:height="0.213cm" svg:x="11.639cm" svg:y="15.4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31" draw:id="id31" draw:layer="layout" svg:width="0.213cm" svg:height="0.213cm" svg:x="11.017cm" svg:y="16.5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36" draw:id="id36" draw:layer="layout" svg:width="0.213cm" svg:height="0.213cm" svg:x="11.952cm" svg:y="17.1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383cm" svg:height="0.252cm" svg:x="8.874cm" svg:y="12.381cm">
          <draw:image xlink:href="Pictures/100000000000004C00000032C3310F4ACB5D1E34.png" xlink:type="simple" xlink:show="embed" xlink:actuate="onLoad" loext:mime-type="image/png">
            <text:p/>
          </draw:image>
          <svg:title>TexMaths</svg:title>
          <svg:desc>12§display§n_1§png§600§FALSE§</svg:desc>
        </draw:frame>
        <draw:frame draw:style-name="gr8" draw:text-style-name="P6" draw:layer="layout" svg:width="0.394cm" svg:height="0.257cm" svg:x="12.925cm" svg:y="14.717cm">
          <draw:image xlink:href="Pictures/100000000000004E00000033ED81031ED4015F84.png" xlink:type="simple" xlink:show="embed" xlink:actuate="onLoad" loext:mime-type="image/png">
            <text:p/>
          </draw:image>
          <svg:title>TexMaths</svg:title>
          <svg:desc>12§display§n_8§png§600§FALSE§</svg:desc>
        </draw:frame>
        <draw:frame draw:style-name="gr8" draw:text-style-name="P6" draw:layer="layout" svg:width="0.394cm" svg:height="0.252cm" svg:x="11.269cm" svg:y="13.783cm">
          <draw:image xlink:href="Pictures/100000000000004E00000032031F7FFBC1612280.png" xlink:type="simple" xlink:show="embed" xlink:actuate="onLoad" loext:mime-type="image/png">
            <text:p/>
          </draw:image>
          <svg:title>TexMaths</svg:title>
          <svg:desc>12§display§n_2§png§600§FALSE§</svg:desc>
        </draw:frame>
        <draw:frame draw:style-name="gr8" draw:text-style-name="P6" draw:layer="layout" svg:width="0.398cm" svg:height="0.252cm" svg:x="10.762cm" svg:y="15.353cm">
          <draw:image xlink:href="Pictures/100000000000004F00000032B0EAC64F7B8B54D8.png" xlink:type="simple" xlink:show="embed" xlink:actuate="onLoad" loext:mime-type="image/png">
            <text:p/>
          </draw:image>
          <svg:title>TexMaths</svg:title>
          <svg:desc>12§display§n_4§png§600§FALSE§</svg:desc>
        </draw:frame>
        <draw:frame draw:style-name="gr8" draw:text-style-name="P6" draw:layer="layout" svg:width="0.394cm" svg:height="0.257cm" svg:x="9.242cm" svg:y="15.094cm">
          <draw:image xlink:href="Pictures/100000000000004E00000033802D6481469ED8BD.png" xlink:type="simple" xlink:show="embed" xlink:actuate="onLoad" loext:mime-type="image/png">
            <text:p/>
          </draw:image>
          <svg:title>TexMaths</svg:title>
          <svg:desc>12§display§n_3§png§600§FALSE§</svg:desc>
        </draw:frame>
        <draw:frame draw:style-name="gr8" draw:text-style-name="P6" draw:layer="layout" svg:width="0.394cm" svg:height="0.257cm" svg:x="10.258cm" svg:y="16.748cm">
          <draw:image xlink:href="Pictures/100000000000004E00000033D6C162A9A01551F3.png" xlink:type="simple" xlink:show="embed" xlink:actuate="onLoad" loext:mime-type="image/png">
            <text:p/>
          </draw:image>
          <svg:title>TexMaths</svg:title>
          <svg:desc>12§display§n_5§png§600§FALSE§</svg:desc>
        </draw:frame>
        <draw:frame draw:style-name="gr8" draw:text-style-name="P6" draw:layer="layout" svg:width="0.403cm" svg:height="0.257cm" svg:x="13.7cm" svg:y="12.554cm">
          <draw:image xlink:href="Pictures/100000000000005000000033B46D60FB0D359AF0.png" xlink:type="simple" xlink:show="embed" xlink:actuate="onLoad" loext:mime-type="image/png">
            <text:p/>
          </draw:image>
          <svg:title>TexMaths</svg:title>
          <svg:desc>12§display§n_7§png§600§FALSE§</svg:desc>
        </draw:frame>
        <draw:custom-shape draw:style-name="gr19" draw:text-style-name="P6" draw:layer="layout" svg:width="1.192cm" svg:height="1.07cm" svg:x="9.382cm" svg:y="15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27" draw:id="id27" draw:layer="layout" svg:width="0.213cm" svg:height="0.213cm" svg:x="9.868cm" svg:y="15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line" svg:x1="9.547cm" svg:y1="13.382cm" svg:x2="10.807cm" svg:y2="14.561cm" draw:start-shape="id25" draw:start-glue-point="9" draw:end-shape="id26" draw:end-glue-point="5" svg:d="M9547 13382l1260 1179" svg:viewBox="0 0 1261 1180">
          <text:p/>
        </draw:connector>
        <draw:connector draw:style-name="gr20" draw:text-style-name="P9" draw:layer="layout" draw:type="line" svg:x1="10.807cm" svg:y1="14.712cm" svg:x2="10.05cm" svg:y2="15.76cm" draw:start-shape="id26" draw:start-glue-point="7" draw:end-shape="id27" draw:end-glue-point="11" svg:d="M10807 14712l-757 1048" svg:viewBox="0 0 758 1049">
          <text:p/>
        </draw:connector>
        <draw:frame draw:style-name="gr8" draw:text-style-name="P6" draw:layer="layout" svg:width="0.348cm" svg:height="0.287cm" svg:x="12.049cm" svg:y="14.716cm">
          <draw:image xlink:href="Pictures/100002010000004500000039FD61BC0E2B7F9D9A.png" xlink:type="simple" xlink:show="embed" xlink:actuate="onLoad" loext:mime-type="image/png">
            <text:p/>
          </draw:image>
          <svg:title>TexMaths</svg:title>
          <svg:desc>12§display§X§png§600§TRUE§</svg:desc>
        </draw:frame>
        <draw:custom-shape draw:style-name="gr21" draw:text-style-name="P10" xml:id="id28" draw:id="id28" draw:layer="layout" svg:width="0.213cm" svg:height="0.213cm" svg:x="11.795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736cm" svg:height="0.272cm" svg:x="11.541cm" svg:y="11.795cm">
          <draw:image xlink:href="Pictures/100000000000009200000036DCCF4F982EC2C343.png" xlink:type="simple" xlink:show="embed" xlink:actuate="onLoad" loext:mime-type="image/png">
            <text:p/>
          </draw:image>
          <svg:title>TexMaths</svg:title>
          <svg:desc>12§display§root§png§600§FALSE§</svg:desc>
        </draw:frame>
        <draw:connector draw:style-name="gr22" draw:text-style-name="P6" draw:layer="layout" draw:type="line" svg:x1="12.008cm" svg:y1="12.283cm" svg:x2="13.831cm" svg:y2="13.325cm" draw:start-shape="id28" draw:start-glue-point="10" draw:end-shape="id29" draw:end-glue-point="6" svg:d="M12008 12283l1823 1042" svg:viewBox="0 0 1824 1043">
          <text:p/>
        </draw:connector>
        <draw:connector draw:style-name="gr23" draw:text-style-name="P4" draw:layer="layout" draw:type="line" svg:x1="11.795cm" svg:y1="12.283cm" svg:x2="9.578cm" svg:y2="13.307cm" draw:start-shape="id28" draw:start-glue-point="6" draw:end-shape="id25" draw:end-glue-point="10" svg:d="M11795 12283l-2217 1024" svg:viewBox="0 0 2218 1025">
          <text:p/>
        </draw:connector>
        <draw:connector draw:style-name="gr20" draw:text-style-name="P9" draw:layer="layout" draw:type="line" svg:x1="11.67cm" svg:y1="15.668cm" svg:x2="11.199cm" svg:y2="16.568cm" draw:start-shape="id30" draw:start-glue-point="7" draw:end-shape="id31" draw:end-glue-point="11" svg:d="M11670 15668l-471 900" svg:viewBox="0 0 472 901">
          <text:p/>
        </draw:connector>
        <draw:custom-shape draw:style-name="gr24" draw:text-style-name="P11" draw:layer="layout" svg:width="0.213cm" svg:height="0.213cm" svg:x="11.922cm" svg:y="15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line" svg:x1="10.958cm" svg:y1="14.712cm" svg:x2="11.67cm" svg:y2="15.517cm" draw:start-shape="id26" draw:start-glue-point="9" draw:end-shape="id30" draw:end-glue-point="5" svg:d="M10958 14712l712 805" svg:viewBox="0 0 713 806">
          <text:p/>
        </draw:connector>
        <draw:connector draw:style-name="gr20" draw:text-style-name="P9" draw:layer="layout" draw:type="line" svg:x1="10.05cm" svg:y1="15.911cm" svg:x2="11.048cm" svg:y2="16.568cm" draw:start-shape="id27" draw:start-glue-point="9" draw:end-shape="id31" draw:end-glue-point="5" svg:d="M10050 15911l998 657" svg:viewBox="0 0 999 658">
          <text:p/>
        </draw:connector>
        <draw:custom-shape draw:style-name="gr13" draw:text-style-name="P6" draw:layer="layout" svg:width="1.651cm" svg:height="1.143cm" draw:transform="rotate (-0.350462113800461) translate (13.78cm 14.3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1cm" svg:height="1.208cm" draw:transform="rotate (-1.07058496317332) translate (14.796cm 15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762cm" svg:height="1.397cm" draw:transform="rotate (-1.28665672457022) translate (13.686cm 16.1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32" draw:id="id32" draw:layer="layout" svg:width="0.213cm" svg:height="0.213cm" draw:transform="rotate (-0.613657765001207) translate (14.345cm 15.02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34" draw:id="id34" draw:layer="layout" svg:width="0.213cm" svg:height="0.213cm" draw:transform="rotate (-0.613657765001207) translate (14.5cm 16.3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35" draw:id="id35" draw:layer="layout" svg:width="0.213cm" svg:height="0.213cm" draw:transform="rotate (-0.613657765001207) translate (13.108cm 16.5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394cm" svg:height="0.257cm" svg:x="14.957cm" svg:y="14.592cm">
          <draw:image xlink:href="Pictures/100000000000004E00000033BD34140A0EC355C8.png" xlink:type="simple" xlink:show="embed" xlink:actuate="onLoad" loext:mime-type="image/png">
            <text:p/>
          </draw:image>
          <svg:title>TexMaths</svg:title>
          <svg:desc>12§display§n_9§png§600§FALSE§</svg:desc>
        </draw:frame>
        <draw:frame draw:style-name="gr8" draw:text-style-name="P6" draw:layer="layout" svg:width="0.559cm" svg:height="0.257cm" svg:x="13.193cm" svg:y="17.13cm">
          <draw:image xlink:href="Pictures/100000000000006F000000338F6DF5E6CA507057.png" xlink:type="simple" xlink:show="embed" xlink:actuate="onLoad" loext:mime-type="image/png">
            <text:p/>
          </draw:image>
          <svg:title>TexMaths</svg:title>
          <svg:desc>12§display§n_{10}§png§600§FALSE§</svg:desc>
        </draw:frame>
        <draw:frame draw:style-name="gr8" draw:text-style-name="P6" draw:layer="layout" svg:width="0.394cm" svg:height="0.257cm" svg:x="11.528cm" svg:y="17.511cm">
          <draw:image xlink:href="Pictures/100000000000004E00000033A0DD63DD6A58001E.png" xlink:type="simple" xlink:show="embed" xlink:actuate="onLoad" loext:mime-type="image/png">
            <text:p/>
          </draw:image>
          <svg:title>TexMaths</svg:title>
          <svg:desc>12§display§n_6§png§600§FALSE§</svg:desc>
        </draw:frame>
        <draw:frame draw:style-name="gr8" draw:text-style-name="P6" draw:layer="layout" svg:width="0.55cm" svg:height="0.252cm" svg:x="15.084cm" svg:y="16.748cm">
          <draw:image xlink:href="Pictures/100000000000006D00000032843AC632D94D0D27.png" xlink:type="simple" xlink:show="embed" xlink:actuate="onLoad" loext:mime-type="image/png">
            <text:p/>
          </draw:image>
          <svg:title>TexMaths</svg:title>
          <svg:desc>12§display§n_{11}§png§600§FALSE§</svg:desc>
        </draw:frame>
        <draw:custom-shape draw:style-name="gr25" draw:text-style-name="P6" draw:layer="layout" svg:width="1.231cm" svg:height="1.204cm" draw:transform="rotate (-0.613657765001207) translate (12.771cm 14.7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33" draw:id="id33" draw:layer="layout" svg:width="0.213cm" svg:height="0.213cm" draw:transform="rotate (-0.613657765001207) translate (12.912cm 15.4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line" svg:x1="14.266cm" svg:y1="15.193cm" svg:x2="13.043cm" svg:y2="15.614cm" draw:start-shape="id32" draw:start-glue-point="7" draw:end-shape="id33" draw:end-glue-point="11" svg:d="M14266 15193l-1223 421" svg:viewBox="0 0 1224 422">
          <text:p/>
        </draw:connector>
        <draw:connector draw:style-name="gr20" draw:text-style-name="P9" draw:layer="layout" draw:type="line" svg:x1="14.421cm" svg:y1="16.471cm" svg:x2="13.239cm" svg:y2="16.679cm" draw:start-shape="id34" draw:start-glue-point="7" draw:end-shape="id35" draw:end-glue-point="11" svg:d="M14421 16471l-1182 208" svg:viewBox="0 0 1183 209">
          <text:p/>
        </draw:connector>
        <draw:connector draw:style-name="gr20" draw:text-style-name="P9" draw:layer="layout" draw:type="line" svg:x1="14.389cm" svg:y1="15.28cm" svg:x2="14.508cm" svg:y2="16.347cm" draw:start-shape="id32" draw:start-glue-point="9" draw:end-shape="id34" draw:end-glue-point="5" svg:d="M14389 15280l119 1067" svg:viewBox="0 0 120 1068">
          <text:p/>
        </draw:connector>
        <draw:connector draw:style-name="gr20" draw:text-style-name="P9" draw:layer="layout" draw:type="line" svg:x1="12.956cm" svg:y1="15.738cm" svg:x2="13.116cm" svg:y2="16.592cm" draw:start-shape="id33" draw:start-glue-point="9" draw:end-shape="id35" draw:end-glue-point="5" svg:d="M12956 15738l160 854" svg:viewBox="0 0 161 855">
          <text:p/>
        </draw:connector>
        <draw:connector draw:style-name="gr22" draw:text-style-name="P6" draw:layer="layout" draw:type="line" svg:x1="13.936cm" svg:y1="13.492cm" svg:x2="14.353cm" svg:y2="15.069cm" draw:start-shape="id29" draw:start-glue-point="9" draw:end-shape="id32" draw:end-glue-point="5" svg:d="M13936 13492l417 1577" svg:viewBox="0 0 418 1578">
          <text:p/>
        </draw:connector>
        <draw:connector draw:style-name="gr22" draw:text-style-name="P6" draw:layer="layout" draw:type="line" svg:x1="13.029cm" svg:y1="16.716cm" svg:x2="12.134cm" svg:y2="17.18cm" draw:start-shape="id35" draw:start-glue-point="7" draw:end-shape="id36" draw:end-glue-point="11" svg:d="M13029 16716l-895 464" svg:viewBox="0 0 896 465">
          <text:p/>
        </draw:connector>
        <draw:connector draw:style-name="gr22" draw:text-style-name="P6" draw:layer="layout" draw:type="line" svg:x1="11.199cm" svg:y1="16.719cm" svg:x2="11.983cm" svg:y2="17.18cm" draw:start-shape="id31" draw:start-glue-point="9" draw:end-shape="id36" draw:end-glue-point="5" svg:d="M11199 16719l784 461" svg:viewBox="0 0 785 462">
          <text:p/>
        </draw:connector>
        <draw:frame draw:style-name="gr8" draw:text-style-name="P6" draw:layer="layout" svg:width="0.381cm" svg:height="0.381cm" svg:x="11.083cm" svg:y="9.382cm">
          <draw:image xlink:href="../../../../../../../../../Applications/LibreOffice.app/Contents/Resources/gallery/symbols/Sign-X01-Red.svg" xlink:type="simple" xlink:show="embed" xlink:actuate="onLoad" loext:mime-type="image/svg+xml">
            <text:p/>
          </draw:image>
          <draw:image xlink:href="Pictures/100002010000005A0000005AB347E4C3C65F0BFE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9-04T10:25:22.412736989</meta:creation-date>
    <dc:date>2020-11-09T20:33:04.410825008</dc:date>
    <meta:editing-duration>P1DT13H52M46S</meta:editing-duration>
    <meta:editing-cycles>66</meta:editing-cycles>
    <meta:generator>LibreOffice/6.4.6.2$MacOSX_X86_64 LibreOffice_project/0ce51a4fd21bff07a5c061082cc82c5ed232f115</meta:generator>
    <meta:document-statistic meta:object-count="150"/>
  </office:meta>
</office:document-meta>
</file>